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9eb" officeooo:paragraph-rsid="000c39eb"/>
    </style:style>
    <style:style style:name="P2" style:family="paragraph" style:parent-style-name="Standard">
      <style:text-properties fo:font-weight="bold" officeooo:rsid="000c39eb" officeooo:paragraph-rsid="000c39eb" style:font-weight-asian="bold" style:font-weight-complex="bold"/>
    </style:style>
    <style:style style:name="T1" style:family="text">
      <style:text-properties officeooo:rsid="000b832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6"/><text:span text:style-name="T4">DecisionTree Classification</text:span></text:p>
      <text:p text:style-name="P2"><text:span text:style-name="T3"/></text:p>
      <text:p text:style-name="P1"><text:span text:style-name="T3"/></text:p>
      <text:p text:style-name="Standard">1. I created the file in jupyter notebook. And the file name is “prediction.ipynb” and code</text:p>
      <text:p text:style-name="Standard">executed under linux system(ubuntu).</text:p>
      <text:p text:style-name="Standard"/>
      <text:p text:style-name="Standard">2. The library i used</text:p>
      <text:p text:style-name="Standard">a. numpy,</text:p>
      <text:p text:style-name="Standard">b. pandas,</text:p>
      <text:p text:style-name="Standard">c. matplotlib,</text:p>
      <text:p text:style-name="Standard">d. csv,</text:p>
      <text:p text:style-name="Standard">e. datetime,</text:p>
      <text:p text:style-name="Standard">f. sklearn</text:p>
      <text:p text:style-name="Standard"/>
      <text:p text:style-name="Standard">3. I used python3 in jupyter notebook.</text:p>
      <text:p text:style-name="Standard"/>
      <text:p text:style-name="Standard">4. Running instruction.</text:p>
      <text:p text:style-name="Standard">a. All the library should be preinstalled which i used.</text:p>
      <text:p text:style-name="Standard">b. Keep the file “<text:span text:style-name="T1">decisiontree_classification</text:span>.ipynb” and “<text:span text:style-name="T1">bill_authentication</text:span>.csv” at same place.</text:p>
      <text:p text:style-name="Standard">c. Open jupyter notebook by writing “jupyter notebook” on terminal.</text:p>
      <text:p text:style-name="Standard">d. It is better to keep both file in home directory.</text:p>
      <text:p text:style-name="Standard"/>
      <text:p text:style-name="Standard">5. The new file is created after running the code named “<text:span text:style-name="T1">bill_authentication_</text:span>csv” which keeps</text:p>
      <text:p text:style-name="Standard">the prices of their corresponding columns name “ <text:span text:style-name="T1">class”</text:span></text:p>
      <text:p text:style-name="Standard"/>
      <text:p text:style-name="Standard">6. I used scikit learn to train our model “<text:span text:style-name="T1">DecisionTreeClasification</text:span>”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1:09:16.041171594</meta:creation-date>
    <dc:date>2018-09-09T11:19:12.404339282</dc:date>
    <meta:editing-duration>PT9M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9" meta:word-count="123" meta:character-count="823" meta:non-whitespace-character-count="683"/>
  </office:meta>
</office:document-meta>
</file>